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5.46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50.45pt"/>
    </style:style>
    <style:style style:name="co5" style:family="table-column">
      <style:table-column-properties fo:break-before="auto" style:column-width="343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number-style style:name="N10003" number:language="fr" number:country="CH">
      <number:number number:decimal-places="0" loext:min-decimal-places="0" number:min-integer-digits="1" number:grouping="true"/>
    </number:number-style>
    <style:style style:name="ce41" style:family="table-cell" style:parent-style-name="Default">
      <style:table-cell-properties fo:border-bottom="none" fo:border-left="0.06pt solid #000000" fo:border-right="none" fo:border-top="0.06pt solid #000000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color="#080808" style:font-name="JetBrains Mono" fo:font-size="12pt" fo:language="none" fo:country="none" style:font-name-asian="JetBrains Mono" style:font-size-asian="12pt" style:language-asian="none" style:country-asian="none" style:font-name-complex="JetBrains Mono" style:font-size-complex="12pt" style:language-complex="none" style:country-complex="none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color="#080808" style:font-name="JetBrains Mono" fo:font-size="12pt" fo:language="none" fo:country="none" style:font-name-asian="JetBrains Mono" style:font-size-asian="12pt" style:language-asian="none" style:country-asian="none" style:font-name-complex="JetBrains Mono" style:font-size-complex="12pt" style:language-complex="none" style:country-complex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80808" style:font-name="JetBrains Mono" fo:font-size="12pt" fo:language="none" fo:country="none" fo:font-style="italic" fo:font-weight="normal" style:font-name-asian="JetBrains Mono" style:font-size-asian="12pt" style:language-asian="none" style:country-asian="none" style:font-style-asian="italic" style:font-weight-asian="normal" style:font-name-complex="JetBrains Mono" style:font-size-complex="12pt" style:language-complex="none" style:country-complex="none" style:font-style-complex="italic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color="#080808" style:font-name="JetBrains Mono" fo:font-size="12pt" fo:language="none" fo:country="none" fo:font-style="italic" fo:font-weight="bold" style:font-name-asian="JetBrains Mono" style:font-size-asian="12pt" style:language-asian="none" style:country-asian="none" style:font-style-asian="italic" style:font-weight-asian="bold" style:font-name-complex="JetBrains Mono" style:font-size-complex="12pt" style:language-complex="none" style:country-complex="none" style:font-style-complex="italic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color="#080808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color="#080808" style:font-name="JetBrains Mono" fo:font-size="12pt" style:font-name-asian="JetBrains Mono" style:font-size-asian="12pt" style:font-name-complex="JetBrains Mono" style:font-size-complex="12pt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color="#080808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color="#080808" style:font-name="JetBrains Mono" fo:font-size="12pt" fo:language="none" fo:country="none" fo:font-weight="normal" style:font-name-asian="JetBrains Mono" style:font-size-asian="12pt" style:language-asian="none" style:country-asian="none" style:font-weight-asian="normal" style:font-name-complex="JetBrains Mono" style:font-size-complex="12pt" style:language-complex="none" style:country-complex="none" style:font-weight-complex="normal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color="#080808" style:font-name="JetBrains Mono" fo:font-size="12pt" fo:language="none" fo:country="none" style:font-name-asian="JetBrains Mono" style:font-size-asian="12pt" style:language-asian="none" style:country-asian="none" style:font-name-complex="JetBrains Mono" style:font-size-complex="12pt" style:language-complex="none" style:country-complex="none"/>
    </style:style>
    <style:style style:name="ce12" style:family="table-cell" style:parent-style-name="Default">
      <style:text-properties fo:color="#080808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color="#080808" style:font-name="JetBrains Mono" fo:font-size="12pt" fo:language="none" fo:country="none" fo:font-weight="bold" style:font-name-asian="JetBrains Mono" style:font-size-asian="12pt" style:language-asian="none" style:country-asian="none" style:font-weight-asian="bold" style:font-name-complex="JetBrains Mono" style:font-size-complex="12pt" style:language-complex="none" style:country-complex="none" style:font-weight-complex="bold"/>
    </style:style>
    <style:style style:name="ce14" style:family="table-cell" style:parent-style-name="Default">
      <style:text-properties fo:color="#080808" style:font-name="JetBrains Mono" fo:font-size="12pt" fo:language="none" fo:country="none" fo:font-style="normal" fo:font-weight="normal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/>
    </style:style>
    <style:style style:name="ce15" style:family="table-cell" style:parent-style-name="Default">
      <style:text-properties fo:color="#080808" style:font-name="JetBrains Mono" fo:font-size="9pt" fo:language="none" fo:country="none" style:font-name-asian="JetBrains Mono" style:font-size-asian="9pt" style:language-asian="none" style:country-asian="none" style:font-name-complex="JetBrains Mono" style:font-size-complex="9pt" style:language-complex="none" style:country-complex="none"/>
    </style:style>
    <style:style style:name="ce16" style:family="table-cell" style:parent-style-name="Default">
      <style:table-cell-properties fo:wrap-option="wrap"/>
      <style:text-properties fo:color="#080808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03">
      <style:text-properties fo:color="#080808" style:font-name="JetBrains Mono" fo:font-size="12pt" fo:language="none" fo:country="none" style:font-name-asian="JetBrains Mono" style:font-size-asian="12pt" style:language-asian="none" style:country-asian="none" style:font-name-complex="JetBrains Mono" style:font-size-complex="12pt" style:language-complex="none" style:country-complex="none"/>
    </style:style>
    <style:style style:name="ce18" style:family="table-cell" style:parent-style-name="Default" style:data-style-name="N10003"/>
    <style:style style:name="ce19" style:family="table-cell" style:parent-style-name="Default" style:data-style-name="N10003">
      <style:text-properties fo:color="#080808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03">
      <style:text-properties fo:color="#080808" style:text-outline="false" style:text-line-through-style="none" style:text-line-through-type="none" style:font-name="JetBrains Mono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italic" style:font-weight-asian="normal" style:font-name-complex="JetBrains Mono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03">
      <style:text-properties fo:color="#080808" style:text-outline="false" style:text-line-through-style="none" style:text-line-through-type="none" style:font-name="JetBrains Mono" fo:font-size="12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italic" style:font-weight-asian="bold" style:font-name-complex="JetBrains Mono" style:font-size-complex="12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0003">
      <style:table-cell-properties fo:border-bottom="none" fo:border-left="none" fo:border-right="none" fo:border-top="0.06pt solid #000000"/>
    </style:style>
    <style:style style:name="ce23" style:family="table-cell" style:parent-style-name="Default" style:data-style-name="N10003">
      <style:text-properties fo:color="#080808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10003">
      <style:table-cell-properties fo:border-bottom="0.06pt solid #000000" fo:border-left="none" fo:border-right="none" fo:border-top="none"/>
      <style:text-properties fo:color="#080808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80808" style:font-name="JetBrains Mono" fo:font-size="10pt" fo:language="none" fo:country="none" style:font-name-asian="JetBrains Mono" style:font-size-asian="10pt" style:language-asian="none" style:country-asian="none" style:font-name-complex="JetBrains Mono" style:font-size-complex="10pt" style:language-complex="none" style:country-complex="none"/>
    </style:style>
    <style:style style:name="ce26" style:family="table-cell" style:parent-style-name="Default">
      <style:text-properties fo:color="#080808" style:text-outline="false" style:text-line-through-style="none" style:text-line-through-type="none" style:font-name="JetBrai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none" style:country-asian="none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03">
      <style:text-properties fo:color="#080808" style:font-name="JetBrains Mono" fo:font-size="12pt" fo:language="none" fo:country="none" fo:font-weight="bold" style:font-name-asian="JetBrains Mono" style:font-size-asian="12pt" style:language-asian="none" style:country-asian="none" style:font-weight-asian="bold" style:font-name-complex="JetBrains Mono" style:font-size-complex="12pt" style:language-complex="none" style:country-complex="none" style:font-weight-complex="bold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 style:data-style-name="N121"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 style:data-style-name="N10003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text-outline="false" style:text-line-through-style="none" style:text-line-through-type="none" style:font-name="Liberation Serif" fo:font-size="10pt" fo:language="fr" fo:country="CH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99"/>
    <style:style style:name="ce40" style:family="table-cell" style:parent-style-name="Default" style:data-style-name="N3"/>
    <style:style style:name="ce8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overline-style="none" style:text-ov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text-underline-style="none" style:text-underline-color="font-color" style:font-size-asian="12pt" style:font-size-complex="12pt" style:font-weight-asian="normal" style:font-weight-complex="normal" style:font-style-asian="normal" style:font-style-complex="normal" style:text-emphasize="none" style:font-relief="none" style:font-name-complex="JetBrains Mono"/>
    </style:style>
    <style:style style:name="T3" style:family="text">
      <style:text-properties style:text-overline-style="none" style:text-overline-color="font-color" style:text-line-through-type="none" fo:font-style="normal" style:text-outline="false" fo:text-shadow="none" style:text-line-through-mode="continuous" style:font-name-asian="JetBrains Mono" style:text-underline-style="none" style:text-underline-color="font-color" style:font-size-asian="12pt" style:font-size-complex="12pt" style:font-weight-asian="normal" style:font-weight-complex="normal" style:font-style-asian="normal" style:font-style-complex="normal" style:text-emphasize="none" style:font-relief="none" style:font-name-complex="JetBrains Mono" fo:language="fr" fo:country="CH" style:language-asian="zh" style:country-asian="CN" style:language-complex="hi" style:country-complex="IN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CH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aring LAS caracteristics" table:style-name="ta1">
        <table:table-column table:style-name="co1" table:default-cell-style-name="ce2"/>
        <table:table-column table:style-name="co2" table:default-cell-style-name="ce19"/>
        <table:table-column table:style-name="co3" table:number-columns-repeated="3" table:default-cell-style-name="Default"/>
        <table:table-column table:style-name="co3" table:default-cell-style-name="ce32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41" office:value-type="string" calcext:value-type="string">
            <text:p>Forest located ~10 km North of Geneva city, February 2017 (leaf-off conditions) with the Riegl LMS-Q1560 sensor</text:p>
          </table:table-cell>
          <table:table-cell table:style-name="ce13"/>
          <table:table-cell table:style-name="ce28" table:number-columns-repeated="3"/>
          <table:table-cell table:style-name="ce33"/>
          <table:table-cell table:style-name="ce35"/>
          <table:table-cell table:number-columns-repeated="2"/>
        </table:table-row>
        <table:table-row table:style-name="ro2">
          <table:table-cell table:style-name="ce1" office:value-type="string" calcext:value-type="string">
            <text:p>FILENAME :</text:p>
          </table:table-cell>
          <table:table-cell table:style-name="ce13" office:value-type="string" calcext:value-type="string">
            <text:p>ge_2017_a.las</text:p>
          </table:table-cell>
          <table:table-cell table:style-name="ce28" table:number-columns-repeated="3"/>
          <table:table-cell table:style-name="ce33"/>
          <table:table-cell table:style-name="ce35" office:value-type="string" calcext:value-type="string">
            <text:p>La densité moyenne des mesures se situe ~50 pts/m2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le Creation Day/Year: <text:s text:c="5"/></text:p>
          </table:table-cell>
          <table:table-cell table:style-name="ce14" office:value-type="string" calcext:value-type="string">
            <text:p>340/2018</text:p>
          </table:table-cell>
          <table:table-cell table:number-columns-repeated="4"/>
          <table:table-cell table:style-name="ce36" office:value-type="string" calcext:value-type="string">
            <text:p>Le nuage de points bruts est classifié en 10 catégories (format LAS 1.2):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File used in <text:span text:style-name="T1">the « tree stem detection »</text:span> tutorial from M.Parkan</text:p>
          </table:table-cell>
          <table:table-cell table:style-name="ce15" office:value-type="string" calcext:value-type="string">
            <text:p><text:a xlink:href="http://mparkan.github.io/Digital-Forestry-Toolbox/tutorial-3.html" xlink:type="simple">http://mparkan.github.io/Digital-Forestry-Toolbox/tutorial-3.html</text:a></text:p>
          </table:table-cell>
          <table:table-cell table:number-columns-repeated="4"/>
          <table:table-cell table:style-name="ce37" office:value-type="string" calcext:value-type="string">
            <text:p>1. Non classifié</text:p>
          </table:table-cell>
          <table:table-cell office:value-type="float" office:value="34994" calcext:value-type="float">
            <text:p>34994</text:p>
          </table:table-cell>
          <table:table-cell/>
        </table:table-row>
        <table:table-row table:style-name="ro3">
          <table:table-cell table:style-name="ce3" office:value-type="string" calcext:value-type="string">
            <text:p>and in the « <text:span text:style-name="T1">Deciduous/evergreen foliage classification</text:span>» tutorial from M.Parkan</text:p>
          </table:table-cell>
          <table:table-cell table:style-name="ce16"/>
          <table:table-cell table:number-columns-repeated="4"/>
          <table:table-cell table:style-name="ce37" office:value-type="string" calcext:value-type="string">
            <text:p>2. Sol</text:p>
          </table:table-cell>
          <table:table-cell table:style-name="ce18" office:value-type="float" office:value="3424456" calcext:value-type="float">
            <text:p>3'424'456</text:p>
          </table:table-cell>
          <table:table-cell/>
        </table:table-row>
        <table:table-row table:style-name="ro2">
          <table:table-cell office:value-type="string" calcext:value-type="string">
            <text:p>Min X, Y, Z: </text:p>
          </table:table-cell>
          <table:table-cell table:style-name="ce17" office:value-type="float" office:value="2499100" calcext:value-type="float">
            <text:p>2'499'100</text:p>
          </table:table-cell>
          <table:table-cell table:style-name="ce17" office:value-type="float" office:value="1127220" calcext:value-type="float">
            <text:p>1'127'220</text:p>
          </table:table-cell>
          <table:table-cell table:style-name="ce11" office:value-type="float" office:value="329.819" calcext:value-type="float">
            <text:p>329.819</text:p>
          </table:table-cell>
          <table:table-cell table:number-columns-repeated="2"/>
          <table:table-cell table:style-name="ce37" office:value-type="string" calcext:value-type="string">
            <text:p>3. LOW vegetation (&lt;1m)</text:p>
          </table:table-cell>
          <table:table-cell table:style-name="ce18" office:value-type="float" office:value="1201339" calcext:value-type="float">
            <text:p>1'201'339</text:p>
          </table:table-cell>
          <table:table-cell/>
        </table:table-row>
        <table:table-row table:style-name="ro2">
          <table:table-cell office:value-type="string" calcext:value-type="string">
            <text:p>Max X, Y, Z:</text:p>
          </table:table-cell>
          <table:table-cell table:style-name="ce17" office:value-type="float" office:value="2499780" calcext:value-type="float">
            <text:p>2'499'780</text:p>
          </table:table-cell>
          <table:table-cell table:style-name="ce17" office:value-type="float" office:value="1127900" calcext:value-type="float">
            <text:p>1'127'900</text:p>
          </table:table-cell>
          <table:table-cell table:style-name="ce11" office:value-type="float" office:value="504.268" calcext:value-type="float">
            <text:p>504.268</text:p>
          </table:table-cell>
          <table:table-cell table:number-columns-repeated="2"/>
          <table:table-cell table:style-name="ce38" office:value-type="string" calcext:value-type="string">
            <text:p>PAS DE CLASSE 4 DANS LIDAR geneve</text:p>
          </table:table-cell>
          <table:table-cell table:style-name="ce18"/>
          <table:table-cell/>
        </table:table-row>
        <table:table-row table:style-name="ro2">
          <table:table-cell office:value-type="string" calcext:value-type="string">
            <text:p>DELTA X,Y,Z</text:p>
          </table:table-cell>
          <table:table-cell table:style-name="ce17" table:formula="of:=+[.B7]-[.B6]" office:value-type="float" office:value="680" calcext:value-type="float">
            <text:p>680</text:p>
          </table:table-cell>
          <table:table-cell table:style-name="ce17" table:formula="of:=+[.C7]-[.C6]" office:value-type="float" office:value="680" calcext:value-type="float">
            <text:p>680</text:p>
          </table:table-cell>
          <table:table-cell table:style-name="ce11" table:formula="of:=+[.D7]-[.D6]" office:value-type="float" office:value="174.449" calcext:value-type="float">
            <text:p>174.449</text:p>
          </table:table-cell>
          <table:table-cell table:number-columns-repeated="2"/>
          <table:table-cell table:style-name="ce37" office:value-type="string" calcext:value-type="string">
            <text:p>5. HIGH vegetation (&gt;1m)</text:p>
          </table:table-cell>
          <table:table-cell table:style-name="ce18" office:value-type="float" office:value="10423869" calcext:value-type="float">
            <text:p>10'423'869</text:p>
          </table:table-cell>
          <table:table-cell/>
        </table:table-row>
        <table:table-row table:style-name="ro3">
          <table:table-cell table:style-name="ce3"/>
          <table:table-cell table:style-name="ce18" table:number-columns-repeated="2"/>
          <table:table-cell table:number-columns-repeated="3"/>
          <table:table-cell table:style-name="ce37" office:value-type="string" calcext:value-type="string">
            <text:p>6. batiments</text:p>
          </table:table-cell>
          <table:table-cell table:style-name="ce18" office:value-type="float" office:value="4487" calcext:value-type="float">
            <text:p>4'487</text:p>
          </table:table-cell>
          <table:table-cell/>
        </table:table-row>
        <table:table-row table:style-name="ro2">
          <table:table-cell office:value-type="string" calcext:value-type="string">
            <text:p>Number of Point Records:</text:p>
          </table:table-cell>
          <table:table-cell office:value-type="float" office:value="22106628" calcext:value-type="float">
            <text:p>22'106'628</text:p>
          </table:table-cell>
          <table:table-cell table:style-name="ce18"/>
          <table:table-cell table:number-columns-repeated="3"/>
          <table:table-cell table:style-name="ce37" office:value-type="string" calcext:value-type="string">
            <text:p>7.Outliers and incorrect measurements (Low noise)</text:p>
          </table:table-cell>
          <table:table-cell table:style-name="ce18" office:value-type="float" office:value="170" calcext:value-type="float">
            <text:p>170</text:p>
          </table:table-cell>
          <table:table-cell/>
        </table:table-row>
        <table:table-row table:style-name="ro2">
          <table:table-cell office:value-type="string" calcext:value-type="string">
            <text:p>Number of M2:</text:p>
          </table:table-cell>
          <table:table-cell table:formula="of:=+[.B8]*[.C8]" office:value-type="float" office:value="462400" calcext:value-type="float">
            <text:p>462'400</text:p>
          </table:table-cell>
          <table:table-cell table:style-name="ce18"/>
          <table:table-cell table:number-columns-repeated="3"/>
          <table:table-cell table:style-name="ce37" office:value-type="string" calcext:value-type="string">
            <text:p>9. Eau</text:p>
          </table:table-cell>
          <table:table-cell table:style-name="ce18" office:value-type="float" office:value="6497" calcext:value-type="float">
            <text:p>6'497</text:p>
          </table:table-cell>
          <table:table-cell/>
        </table:table-row>
        <table:table-row table:style-name="ro2">
          <table:table-cell table:style-name="ce4" office:value-type="string" calcext:value-type="string">
            <text:p>Number of POINTS / M2:</text:p>
          </table:table-cell>
          <table:table-cell table:style-name="ce20" table:formula="of:=+[.B10]/[.B11]" office:value-type="float" office:value="47.8084515570934" calcext:value-type="float">
            <text:p>48</text:p>
          </table:table-cell>
          <table:table-cell table:style-name="ce18"/>
          <table:table-cell table:number-columns-repeated="3"/>
          <table:table-cell table:style-name="ce37" office:value-type="string" calcext:value-type="string">
            <text:p>13. ponts et passerelles</text:p>
          </table:table-cell>
          <table:table-cell table:style-name="ce18" office:value-type="float" office:value="11084" calcext:value-type="float">
            <text:p>11'084</text:p>
          </table:table-cell>
          <table:table-cell/>
        </table:table-row>
        <table:table-row table:style-name="ro4">
          <table:table-cell table:style-name="ce5" office:value-type="string" calcext:value-type="string">
            <text:p><text:span text:style-name="T2">Number of </text:span><text:span text:style-name="T3">High Vegetation </text:span>POINTS / M2:</text:p>
          </table:table-cell>
          <table:table-cell table:style-name="ce21" table:formula="of:=+[.B17]/[.B11]" office:value-type="float" office:value="22.5429692906574" calcext:value-type="float">
            <text:p>23</text:p>
          </table:table-cell>
          <table:table-cell table:style-name="ce29" table:formula="of:=+[.B13]/[.B30]" office:value-type="float" office:value="7.21966220902456" calcext:value-type="float">
            <text:p>7.2</text:p>
          </table:table-cell>
          <table:table-cell table:style-name="ce29" office:value-type="string" calcext:value-type="string">
            <text:p>fois plus de points par m² </text:p>
          </table:table-cell>
          <table:table-cell table:style-name="ce32"/>
          <table:table-cell table:style-name="Default"/>
          <table:table-cell table:style-name="ce37" office:value-type="string" calcext:value-type="string">
            <text:p>15. Terrain (additional points)</text:p>
          </table:table-cell>
          <table:table-cell table:style-name="ce18" office:value-type="float" office:value="785123" calcext:value-type="float">
            <text:p>785'123</text:p>
          </table:table-cell>
          <table:table-cell/>
        </table:table-row>
        <table:table-row table:style-name="ro2">
          <table:table-cell table:style-name="ce6" office:value-type="string" calcext:value-type="string">
            <text:p>Ground (2) </text:p>
          </table:table-cell>
          <table:table-cell office:value-type="float" office:value="3424456" calcext:value-type="float">
            <text:p>3'424'456</text:p>
          </table:table-cell>
          <table:table-cell table:style-name="ce18"/>
          <table:table-cell table:number-columns-repeated="3"/>
          <table:table-cell table:style-name="ce37" office:value-type="string" calcext:value-type="string">
            <text:p>16. Outliers and incorrect measurements (High noise)</text:p>
          </table:table-cell>
          <table:table-cell table:style-name="ce18" office:value-type="float" office:value="6214609" calcext:value-type="float">
            <text:p>6'214'609</text:p>
          </table:table-cell>
          <table:table-cell/>
        </table:table-row>
        <table:table-row table:style-name="ro2">
          <table:table-cell office:value-type="string" calcext:value-type="string">
            <text:p>Low Vegetation (3) </text:p>
          </table:table-cell>
          <table:table-cell office:value-type="float" office:value="1201339" calcext:value-type="float">
            <text:p>1'201'339</text:p>
          </table:table-cell>
          <table:table-cell table:style-name="ce18"/>
          <table:table-cell table:number-columns-repeated="6"/>
        </table:table-row>
        <table:table-row table:style-name="ro2">
          <table:table-cell table:style-name="ce6" office:value-type="string" calcext:value-type="string">
            <text:p>Medium Vegetation (4) </text:p>
          </table:table-cell>
          <table:table-cell/>
          <table:table-cell table:style-name="ce18"/>
          <table:table-cell table:number-columns-repeated="6"/>
        </table:table-row>
        <table:table-row table:style-name="ro2">
          <table:table-cell table:style-name="ce7" office:value-type="string" calcext:value-type="string">
            <text:p>High Vegetation (5) </text:p>
          </table:table-cell>
          <table:table-cell office:value-type="float" office:value="10423869" calcext:value-type="float">
            <text:p>10'423'869</text:p>
          </table:table-cell>
          <table:table-cell table:style-name="ce18"/>
          <table:table-cell table:number-columns-repeated="6"/>
        </table:table-row>
        <table:table-row table:style-name="ro2">
          <table:table-cell table:style-name="ce8" office:value-type="string" calcext:value-type="string">
            <text:p>Building (6) </text:p>
          </table:table-cell>
          <table:table-cell office:value-type="float" office:value="4487" calcext:value-type="float">
            <text:p>4'487</text:p>
          </table:table-cell>
          <table:table-cell table:style-name="ce30"/>
          <table:table-cell table:style-name="ce31" table:number-columns-repeated="2"/>
          <table:table-cell table:style-name="ce34"/>
          <table:table-cell table:number-columns-repeated="3"/>
        </table:table-row>
        <table:table-row table:style-name="ro3">
          <table:table-cell table:style-name="Default"/>
          <table:table-cell table:style-name="ce18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41" office:value-type="string" calcext:value-type="string">
            <text:p>LIDAR 2012 LAUSANNE zone POC 1243-14-d</text:p>
          </table:table-cell>
          <table:table-cell table:style-name="ce22" table:number-columns-repeated="2"/>
          <table:table-cell table:style-name="ce28" table:number-columns-repeated="2"/>
          <table:table-cell table:style-name="ce33"/>
          <table:table-cell table:number-columns-repeated="3"/>
        </table:table-row>
        <table:table-row table:style-name="ro2">
          <table:table-cell office:value-type="string" calcext:value-type="string">
            <text:p>FILENAME :</text:p>
          </table:table-cell>
          <table:table-cell table:style-name="ce11" office:value-type="string" calcext:value-type="string">
            <text:p>1243-14-d_color_def.las</text:p>
          </table:table-cell>
          <table:table-cell table:style-name="ce18"/>
          <table:table-cell table:number-columns-repeated="3"/>
          <table:table-cell table:style-name="ce35" office:value-type="string" calcext:value-type="string">
            <text:p>La densité moyenne des mesures se situe ~10 pts/m2.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File Creation Day/Year: <text:s text:c="4"/></text:p>
          </table:table-cell>
          <table:table-cell table:style-name="ce12" office:value-type="string" calcext:value-type="string">
            <text:p>226/2012</text:p>
          </table:table-cell>
          <table:table-cell table:number-columns-repeated="4"/>
          <table:table-cell table:style-name="ce36" office:value-type="string" calcext:value-type="string">
            <text:p>Le nuage de points bruts est classifié en 14 catégories (format LAS 1.2):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 X, Y, Z: </text:p>
          </table:table-cell>
          <table:table-cell office:value-type="float" office:value="536875" calcext:value-type="float">
            <text:p>536'875</text:p>
          </table:table-cell>
          <table:table-cell table:style-name="ce17" office:value-type="float" office:value="153000" calcext:value-type="float">
            <text:p>153'000</text:p>
          </table:table-cell>
          <table:table-cell table:style-name="ce17" office:value-type="float" office:value="460.79" calcext:value-type="float">
            <text:p>461</text:p>
          </table:table-cell>
          <table:table-cell table:number-columns-repeated="2"/>
          <table:table-cell table:style-name="ce37" office:value-type="string" calcext:value-type="string">
            <text:p>1. Non classifié</text:p>
          </table:table-cell>
          <table:table-cell office:value-type="float" office:value="0" calcext:value-type="float">
            <text:p>0</text:p>
          </table:table-cell>
          <table:table-cell table:style-name="ce39"/>
        </table:table-row>
        <table:table-row table:style-name="ro2">
          <table:table-cell office:value-type="string" calcext:value-type="string">
            <text:p>Max X, Y, Z:</text:p>
          </table:table-cell>
          <table:table-cell office:value-type="float" office:value="538329.99" calcext:value-type="float">
            <text:p>538'330</text:p>
          </table:table-cell>
          <table:table-cell table:style-name="ce17" office:value-type="float" office:value="153999.99" calcext:value-type="float">
            <text:p>154'000</text:p>
          </table:table-cell>
          <table:table-cell table:style-name="ce17" office:value-type="float" office:value="640.64" calcext:value-type="float">
            <text:p>641</text:p>
          </table:table-cell>
          <table:table-cell table:number-columns-repeated="2"/>
          <table:table-cell table:style-name="ce37" office:value-type="string" calcext:value-type="string">
            <text:p>2. sol, surface non permeable</text:p>
          </table:table-cell>
          <table:table-cell table:style-name="ce18" office:value-type="float" office:value="6968020" calcext:value-type="float">
            <text:p>6'968'020</text:p>
          </table:table-cell>
          <table:table-cell table:style-name="ce40" table:formula="of:=+[.H24]" office:value-type="float" office:value="6968020" calcext:value-type="float">
            <text:p>6,968,020</text:p>
          </table:table-cell>
        </table:table-row>
        <table:table-row table:style-name="ro2">
          <table:table-cell office:value-type="string" calcext:value-type="string">
            <text:p>DELTA X,Y,Z</text:p>
          </table:table-cell>
          <table:table-cell table:formula="of:=+[.B24]-[.B23]" office:value-type="float" office:value="1454.98999999999" calcext:value-type="float">
            <text:p>1'455</text:p>
          </table:table-cell>
          <table:table-cell table:style-name="ce17" table:formula="of:=+[.C24]-[.C23]" office:value-type="float" office:value="999.989999999991" calcext:value-type="float">
            <text:p>1'000</text:p>
          </table:table-cell>
          <table:table-cell table:style-name="ce17" table:formula="of:=+[.D24]-[.D23]" office:value-type="float" office:value="179.85" calcext:value-type="float">
            <text:p>180</text:p>
          </table:table-cell>
          <table:table-cell table:number-columns-repeated="2"/>
          <table:table-cell table:style-name="ce37" office:value-type="string" calcext:value-type="string">
            <text:p>3. sol, surface permeable</text:p>
          </table:table-cell>
          <table:table-cell table:style-name="ce18" office:value-type="float" office:value="7706923" calcext:value-type="float">
            <text:p>7'706'923</text:p>
          </table:table-cell>
          <table:table-cell table:formula="of:=+[.I24]+[.H25]" office:value-type="float" office:value="14674943" calcext:value-type="float">
            <text:p>14674943</text:p>
          </table:table-cell>
        </table:table-row>
        <table:table-row table:style-name="ro2">
          <table:table-cell table:style-name="ce3"/>
          <table:table-cell table:number-columns-repeated="5"/>
          <table:table-cell table:style-name="ce37" office:value-type="string" calcext:value-type="string">
            <text:p>4. basse vegetation (&lt;1m)</text:p>
          </table:table-cell>
          <table:table-cell table:style-name="ce18" office:value-type="float" office:value="487229" calcext:value-type="float">
            <text:p>487'229</text:p>
          </table:table-cell>
          <table:table-cell table:formula="of:=+[.I25]+[.H26]" office:value-type="float" office:value="15162172" calcext:value-type="float">
            <text:p>15162172</text:p>
          </table:table-cell>
        </table:table-row>
        <table:table-row table:style-name="ro2">
          <table:table-cell office:value-type="string" calcext:value-type="string">
            <text:p>Number of Point Records:</text:p>
          </table:table-cell>
          <table:table-cell office:value-type="float" office:value="31246586" calcext:value-type="float">
            <text:p>31'246'586</text:p>
          </table:table-cell>
          <table:table-cell table:number-columns-repeated="4"/>
          <table:table-cell table:style-name="ce37" office:value-type="string" calcext:value-type="string">
            <text:p>5. vegetation (&gt;1m)</text:p>
          </table:table-cell>
          <table:table-cell table:style-name="ce18" office:value-type="float" office:value="4543075" calcext:value-type="float">
            <text:p>4'543'075</text:p>
          </table:table-cell>
          <table:table-cell table:formula="of:=+[.I26]+[.H27]" office:value-type="float" office:value="19705247" calcext:value-type="float">
            <text:p>19705247</text:p>
          </table:table-cell>
        </table:table-row>
        <table:table-row table:style-name="ro2">
          <table:table-cell office:value-type="string" calcext:value-type="string">
            <text:p>Number of M2:</text:p>
          </table:table-cell>
          <table:table-cell table:formula="of:=+[.B25]*[.C25]" office:value-type="float" office:value="1454975.45009998" calcext:value-type="float">
            <text:p>1'454'975</text:p>
          </table:table-cell>
          <table:table-cell table:number-columns-repeated="4"/>
          <table:table-cell table:style-name="ce37" office:value-type="string" calcext:value-type="string">
            <text:p>6. batiments</text:p>
          </table:table-cell>
          <table:table-cell table:style-name="ce18" office:value-type="float" office:value="11012433" calcext:value-type="float">
            <text:p>11'012'433</text:p>
          </table:table-cell>
          <table:table-cell table:formula="of:=+[.I27]+[.H28]" office:value-type="float" office:value="30717680" calcext:value-type="float">
            <text:p>30717680</text:p>
          </table:table-cell>
        </table:table-row>
        <table:table-row table:style-name="ro2">
          <table:table-cell table:style-name="ce10" office:value-type="string" calcext:value-type="string">
            <text:p>Number of POINTS / M2:</text:p>
          </table:table-cell>
          <table:table-cell table:formula="of:=+[.B27]/[.B28]" office:value-type="float" office:value="21.475679192974" calcext:value-type="float">
            <text:p>21</text:p>
          </table:table-cell>
          <table:table-cell table:number-columns-repeated="4"/>
          <table:table-cell table:style-name="ce37" office:value-type="string" calcext:value-type="string">
            <text:p>7. Low Point</text:p>
          </table:table-cell>
          <table:table-cell table:style-name="ce18" office:value-type="float" office:value="2417697" calcext:value-type="float">
            <text:p>2'417'697</text:p>
          </table:table-cell>
          <table:table-cell/>
        </table:table-row>
        <table:table-row table:style-name="ro5">
          <table:table-cell table:style-name="ce5" office:value-type="string" calcext:value-type="string">
            <text:p><text:span text:style-name="T2">Number of </text:span><text:span text:style-name="T3">High Vegetation </text:span>POINTS / M2:</text:p>
          </table:table-cell>
          <table:table-cell table:style-name="ce23" table:formula="of:=+[.B34]/[.B28]" office:value-type="float" office:value="3.12244100042226" calcext:value-type="float">
            <text:p>3</text:p>
          </table:table-cell>
          <table:table-cell table:number-columns-repeated="4"/>
          <table:table-cell table:style-name="ce37" office:value-type="string" calcext:value-type="string">
            <text:p>9. Eau</text:p>
          </table:table-cell>
          <table:table-cell table:style-name="ce18" office:value-type="float" office:value="8978" calcext:value-type="float">
            <text:p>8'978</text:p>
          </table:table-cell>
          <table:table-cell table:formula="of:=+[.I28]+[.H30]" office:value-type="float" office:value="30726658" calcext:value-type="float">
            <text:p>30726658</text:p>
          </table:table-cell>
        </table:table-row>
        <table:table-row table:style-name="ro2">
          <table:table-cell table:style-name="ce6" office:value-type="string" calcext:value-type="string">
            <text:p>Ground (2) </text:p>
          </table:table-cell>
          <table:table-cell office:value-type="float" office:value="6968020" calcext:value-type="float">
            <text:p>6'968'020</text:p>
          </table:table-cell>
          <table:table-cell table:number-columns-repeated="4"/>
          <table:table-cell table:style-name="ce37" office:value-type="string" calcext:value-type="string">
            <text:p>10. ponts et passerelles</text:p>
          </table:table-cell>
          <table:table-cell table:style-name="ce18" office:value-type="float" office:value="15048" calcext:value-type="float">
            <text:p>15'048</text:p>
          </table:table-cell>
          <table:table-cell table:formula="of:=+[.H31]+[.I30]" office:value-type="float" office:value="30741706" calcext:value-type="float">
            <text:p>30741706</text:p>
          </table:table-cell>
        </table:table-row>
        <table:table-row table:style-name="ro2">
          <table:table-cell office:value-type="string" calcext:value-type="string">
            <text:p>Low Vegetation (3) </text:p>
          </table:table-cell>
          <table:table-cell office:value-type="float" office:value="7706923" calcext:value-type="float">
            <text:p>7'706'923</text:p>
          </table:table-cell>
          <table:table-cell table:number-columns-repeated="4"/>
          <table:table-cell table:style-name="ce37" office:value-type="string" calcext:value-type="string">
            <text:p>11. Mobilier urbain</text:p>
          </table:table-cell>
          <table:table-cell table:style-name="ce18" office:value-type="float" office:value="32522" calcext:value-type="float">
            <text:p>32'522</text:p>
          </table:table-cell>
          <table:table-cell table:formula="of:=+[.H32]+[.I31]" office:value-type="float" office:value="30774228" calcext:value-type="float">
            <text:p>30774228</text:p>
          </table:table-cell>
        </table:table-row>
        <table:table-row table:style-name="ro2">
          <table:table-cell table:style-name="ce6" office:value-type="string" calcext:value-type="string">
            <text:p>Medium Vegetation (4) </text:p>
          </table:table-cell>
          <table:table-cell office:value-type="float" office:value="487229" calcext:value-type="float">
            <text:p>487'229</text:p>
          </table:table-cell>
          <table:table-cell table:number-columns-repeated="4"/>
          <table:table-cell table:style-name="ce37" office:value-type="string" calcext:value-type="string">
            <text:p>12. overlap (bord des bandes)</text:p>
          </table:table-cell>
          <table:table-cell table:style-name="ce18" office:value-type="float" office:value="7767173" calcext:value-type="float">
            <text:p>7'767'173</text:p>
          </table:table-cell>
          <table:table-cell/>
        </table:table-row>
        <table:table-row table:style-name="ro2">
          <table:table-cell table:style-name="ce7" office:value-type="string" calcext:value-type="string">
            <text:p>High Vegetation (5) </text:p>
          </table:table-cell>
          <table:table-cell office:value-type="float" office:value="4543075" calcext:value-type="float">
            <text:p>4'543'075</text:p>
          </table:table-cell>
          <table:table-cell table:number-columns-repeated="4"/>
          <table:table-cell table:style-name="ce37" office:value-type="string" calcext:value-type="string">
            <text:p>13. vehicules - objets temporaires</text:p>
          </table:table-cell>
          <table:table-cell table:style-name="ce18" office:value-type="float" office:value="453670" calcext:value-type="float">
            <text:p>453'670</text:p>
          </table:table-cell>
          <table:table-cell table:formula="of:=+[.H34]+[.I32]" office:value-type="float" office:value="31227898" calcext:value-type="float">
            <text:p>31227898</text:p>
          </table:table-cell>
        </table:table-row>
        <table:table-row table:style-name="ro2">
          <table:table-cell table:style-name="ce8" office:value-type="string" calcext:value-type="string">
            <text:p>Building (6) </text:p>
          </table:table-cell>
          <table:table-cell table:style-name="ce24" office:value-type="float" office:value="11012433" calcext:value-type="float">
            <text:p>11'012'433</text:p>
          </table:table-cell>
          <table:table-cell table:style-name="ce31" table:number-columns-repeated="3"/>
          <table:table-cell table:style-name="ce34"/>
          <table:table-cell table:style-name="ce37" office:value-type="string" calcext:value-type="string">
            <text:p>14. grues</text:p>
          </table:table-cell>
          <table:table-cell table:style-name="ce18" office:value-type="float" office:value="2196" calcext:value-type="float">
            <text:p>2'196</text:p>
          </table:table-cell>
          <table:table-cell table:formula="of:=+[.H35]+[.I34]" office:value-type="float" office:value="31230094" calcext:value-type="float">
            <text:p>31230094</text:p>
          </table:table-cell>
        </table:table-row>
        <table:table-row table:style-name="ro3">
          <table:table-cell table:style-name="Default" table:number-columns-repeated="2"/>
          <table:table-cell table:number-columns-repeated="3"/>
          <table:table-cell table:style-name="Default"/>
          <table:table-cell table:style-name="ce37" office:value-type="string" calcext:value-type="string">
            <text:p>15. lignes aeriennes, mats, antennes</text:p>
          </table:table-cell>
          <table:table-cell table:style-name="ce18" office:value-type="float" office:value="16492" calcext:value-type="float">
            <text:p>16'492</text:p>
          </table:table-cell>
          <table:table-cell table:formula="of:=+[.H36]+[.I35]" office:value-type="float" office:value="31246586" calcext:value-type="float">
            <text:p>31246586</text:p>
          </table:table-cell>
        </table:table-row>
        <table:table-row table:style-name="ro3">
          <table:table-cell table:style-name="Default" table:number-columns-repeated="2"/>
          <table:table-cell table:number-columns-repeated="3"/>
          <table:table-cell table:style-name="Default"/>
          <table:table-cell table:style-name="ce37" office:value-type="string" calcext:value-type="string">
            <text:p>16. Noise - bruit</text:p>
          </table:table-cell>
          <table:table-cell table:style-name="ce18" office:value-type="float" office:value="1930692" calcext:value-type="float">
            <text:p>1'930'692</text:p>
          </table:table-cell>
          <table:table-cell/>
        </table:table-row>
        <table:table-row table:style-name="ro1">
          <table:table-cell table:style-name="ce9" office:value-type="string" calcext:value-type="string">
            <text:p>LIDAR 2015 VAUD/CONFED zone POC 1243-14-d</text:p>
          </table:table-cell>
          <table:table-cell table:style-name="ce22" table:number-columns-repeated="2"/>
          <table:table-cell table:style-name="ce28" table:number-columns-repeated="2"/>
          <table:table-cell table:style-name="ce33"/>
          <table:table-cell/>
          <table:table-cell table:style-name="ce18"/>
          <table:table-cell/>
        </table:table-row>
        <table:table-row table:style-name="ro2">
          <table:table-cell office:value-type="string" calcext:value-type="string">
            <text:p>FILENAMES :</text:p>
          </table:table-cell>
          <table:table-cell table:style-name="ce25" office:value-type="string" calcext:value-type="string">
            <text:p>2536_1153_MN03.las, 2537_1153_MN03.las, 2538_1153_MN03.las</text:p>
          </table:table-cell>
          <table:table-cell table:style-name="ce18"/>
          <table:table-cell table:number-columns-repeated="3"/>
          <table:table-cell table:style-name="ce35" office:value-type="string" calcext:value-type="string">
            <text:p>La densité moyenne des mesures se situe entre 10 et 15 pts/m2.</text:p>
          </table:table-cell>
          <table:table-cell table:style-name="ce18"/>
          <table:table-cell/>
        </table:table-row>
        <table:table-row table:style-name="ro2">
          <table:table-cell table:style-name="ce6" office:value-type="string" calcext:value-type="string">
            <text:p>File Creation Day/Year: <text:s text:c="4"/></text:p>
          </table:table-cell>
          <table:table-cell table:style-name="ce12" office:value-type="string" calcext:value-type="string">
            <text:p>340/2016</text:p>
          </table:table-cell>
          <table:table-cell table:number-columns-repeated="4"/>
          <table:table-cell table:style-name="ce36" office:value-type="string" calcext:value-type="string">
            <text:p>Le nuage de points bruts est classifié en 6 catégories (format LAS 1.2):</text:p>
          </table:table-cell>
          <table:table-cell table:style-name="ce18"/>
          <table:table-cell/>
        </table:table-row>
        <table:table-row table:style-name="ro2">
          <table:table-cell office:value-type="string" calcext:value-type="string">
            <text:p>Min X, Y, Z: </text:p>
          </table:table-cell>
          <table:table-cell office:value-type="float" office:value="536875" calcext:value-type="float">
            <text:p>536'875</text:p>
          </table:table-cell>
          <table:table-cell table:style-name="ce17" office:value-type="float" office:value="153000" calcext:value-type="float">
            <text:p>153'000</text:p>
          </table:table-cell>
          <table:table-cell table:style-name="ce17" office:value-type="float" office:value="460.79" calcext:value-type="float">
            <text:p>461</text:p>
          </table:table-cell>
          <table:table-cell table:number-columns-repeated="2"/>
          <table:table-cell table:style-name="ce35" office:value-type="string" calcext:value-type="string">
            <text:p>1. Non classifié (objets temporaires, lignes aériennes, mâts, véhicules, etc)</text:p>
          </table:table-cell>
          <table:table-cell table:style-name="ce18" office:value-type="float" office:value="548558" calcext:value-type="float">
            <text:p>548'558</text:p>
          </table:table-cell>
          <table:table-cell/>
        </table:table-row>
        <table:table-row table:style-name="ro2">
          <table:table-cell office:value-type="string" calcext:value-type="string">
            <text:p>Max X, Y, Z:</text:p>
          </table:table-cell>
          <table:table-cell office:value-type="float" office:value="538329.99" calcext:value-type="float">
            <text:p>538'330</text:p>
          </table:table-cell>
          <table:table-cell table:style-name="ce17" office:value-type="float" office:value="153999.99" calcext:value-type="float">
            <text:p>154'000</text:p>
          </table:table-cell>
          <table:table-cell table:style-name="ce17" office:value-type="float" office:value="640.64" calcext:value-type="float">
            <text:p>641</text:p>
          </table:table-cell>
          <table:table-cell table:number-columns-repeated="2"/>
          <table:table-cell table:style-name="ce35" office:value-type="string" calcext:value-type="string">
            <text:p>2. Sol</text:p>
          </table:table-cell>
          <table:table-cell table:style-name="ce18" office:value-type="float" office:value="7784105" calcext:value-type="float">
            <text:p>7'784'105</text:p>
          </table:table-cell>
          <table:table-cell/>
        </table:table-row>
        <table:table-row table:style-name="ro2">
          <table:table-cell office:value-type="string" calcext:value-type="string">
            <text:p>DELTA X,Y,Z</text:p>
          </table:table-cell>
          <table:table-cell table:formula="of:=+[.B42]-[.B41]" office:value-type="float" office:value="1454.98999999999" calcext:value-type="float">
            <text:p>1'455</text:p>
          </table:table-cell>
          <table:table-cell table:style-name="ce17" table:formula="of:=+[.C42]-[.C41]" office:value-type="float" office:value="999.989999999991" calcext:value-type="float">
            <text:p>1'000</text:p>
          </table:table-cell>
          <table:table-cell table:style-name="ce17" table:formula="of:=+[.D42]-[.D41]" office:value-type="float" office:value="179.85" calcext:value-type="float">
            <text:p>180</text:p>
          </table:table-cell>
          <table:table-cell table:number-columns-repeated="2"/>
          <table:table-cell table:style-name="ce35" office:value-type="string" calcext:value-type="string">
            <text:p>3. Végétation basse / bruit</text:p>
          </table:table-cell>
          <table:table-cell table:style-name="ce18" office:value-type="float" office:value="243738" calcext:value-type="float">
            <text:p>243'738</text:p>
          </table:table-cell>
          <table:table-cell/>
        </table:table-row>
        <table:table-row table:style-name="ro2">
          <table:table-cell table:style-name="ce3"/>
          <table:table-cell table:number-columns-repeated="5"/>
          <table:table-cell table:style-name="ce38" office:value-type="string" calcext:value-type="string">
            <text:p>PAS DE CLASSE 4 DANS LIDAR VAUD 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ber of Point Records:</text:p>
          </table:table-cell>
          <table:table-cell office:value-type="float" office:value="43362150" calcext:value-type="float">
            <text:p>43'362'150</text:p>
          </table:table-cell>
          <table:table-cell table:number-columns-repeated="4"/>
          <table:table-cell table:style-name="ce35" office:value-type="string" calcext:value-type="string">
            <text:p>5. Végétation</text:p>
          </table:table-cell>
          <table:table-cell table:style-name="ce18" office:value-type="float" office:value="5192859" calcext:value-type="float">
            <text:p>5'192'859</text:p>
          </table:table-cell>
          <table:table-cell/>
        </table:table-row>
        <table:table-row table:style-name="ro2">
          <table:table-cell office:value-type="string" calcext:value-type="string">
            <text:p>Number of M2:</text:p>
          </table:table-cell>
          <table:table-cell table:formula="of:=+[.B43]*[.C43]" office:value-type="float" office:value="1454975.45009998" calcext:value-type="float">
            <text:p>1'454'975</text:p>
          </table:table-cell>
          <table:table-cell table:number-columns-repeated="4"/>
          <table:table-cell table:style-name="ce35" office:value-type="string" calcext:value-type="string">
            <text:p>6. Bâtiments et couverts</text:p>
          </table:table-cell>
          <table:table-cell table:style-name="ce18" office:value-type="float" office:value="4781464" calcext:value-type="float">
            <text:p>4'781'464</text:p>
          </table:table-cell>
          <table:table-cell/>
        </table:table-row>
        <table:table-row table:style-name="ro2">
          <table:table-cell table:style-name="ce10" office:value-type="string" calcext:value-type="string">
            <text:p>Number of POINTS / M2:</text:p>
          </table:table-cell>
          <table:table-cell table:formula="of:=+[.B45]/[.B46]" office:value-type="float" office:value="29.8026678024158" calcext:value-type="float">
            <text:p>30</text:p>
          </table:table-cell>
          <table:table-cell table:number-columns-repeated="4"/>
          <table:table-cell table:style-name="ce35" office:value-type="string" calcext:value-type="string">
            <text:p>9. Eau</text:p>
          </table:table-cell>
          <table:table-cell table:style-name="ce18" office:value-type="float" office:value="72" calcext:value-type="float">
            <text:p>72</text:p>
          </table:table-cell>
          <table:table-cell/>
        </table:table-row>
        <table:table-row table:style-name="ro5">
          <table:table-cell table:style-name="ce5" office:value-type="string" calcext:value-type="string">
            <text:p><text:span text:style-name="T2">Number of </text:span><text:span text:style-name="T3">High Vegetation </text:span>POINTS / M2:</text:p>
          </table:table-cell>
          <table:table-cell table:style-name="ce23" table:formula="of:=+[.B52]/[.B46]" office:value-type="float" office:value="3.56903547729495" calcext:value-type="float">
            <text:p>4</text:p>
          </table:table-cell>
          <table:table-cell table:number-columns-repeated="4"/>
          <table:table-cell table:style-name="ce35" office:value-type="string" calcext:value-type="string">
            <text:p>13. Ponts, passerelles, viaducs</text:p>
          </table:table-cell>
          <table:table-cell table:style-name="ce18" office:value-type="float" office:value="291" calcext:value-type="float">
            <text:p>291</text:p>
          </table:table-cell>
          <table:table-cell/>
        </table:table-row>
        <table:table-row table:style-name="ro2">
          <table:table-cell table:style-name="ce6" office:value-type="string" calcext:value-type="string">
            <text:p>Ground (2) </text:p>
          </table:table-cell>
          <table:table-cell office:value-type="float" office:value="7784105" calcext:value-type="float">
            <text:p>7'784'105</text:p>
          </table:table-cell>
          <table:table-cell table:number-columns-repeated="4"/>
          <table:table-cell table:style-name="ce35" office:value-type="string" calcext:value-type="string">
            <text:p>Fiche: <text:a xlink:href="https://www.asitvd.ch/md/9ea9af65-e9a8-4974-41d4-fcc2f50e9dba" xlink:type="simple">https://www.asitvd.ch/md/9ea9af65-e9a8-4974-41d4-fcc2f50e9dba</text:a></text:p>
          </table:table-cell>
          <table:table-cell table:style-name="ce18"/>
          <table:table-cell/>
        </table:table-row>
        <table:table-row table:style-name="ro2">
          <table:table-cell office:value-type="string" calcext:value-type="string">
            <text:p>Low Vegetation (3) </text:p>
          </table:table-cell>
          <table:table-cell office:value-type="float" office:value="243738" calcext:value-type="float">
            <text:p>243'738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Medium Vegetation (4) </text:p>
          </table:table-cell>
          <table:table-cell table:style-name="Default"/>
          <table:table-cell table:number-columns-repeated="7"/>
        </table:table-row>
        <table:table-row table:style-name="ro2">
          <table:table-cell table:style-name="ce7" office:value-type="string" calcext:value-type="string">
            <text:p>High Vegetation (5) </text:p>
          </table:table-cell>
          <table:table-cell office:value-type="float" office:value="5192859" calcext:value-type="float">
            <text:p>5'192'859</text:p>
          </table:table-cell>
          <table:table-cell table:number-columns-repeated="7"/>
        </table:table-row>
        <table:table-row table:style-name="ro2">
          <table:table-cell table:style-name="ce8" office:value-type="string" calcext:value-type="string">
            <text:p>Building (6) </text:p>
          </table:table-cell>
          <table:table-cell office:value-type="float" office:value="4781464" calcext:value-type="float">
            <text:p>4'781'464</text:p>
          </table:table-cell>
          <table:table-cell table:style-name="ce31" table:number-columns-repeated="3"/>
          <table:table-cell table:style-name="ce34"/>
          <table:table-cell table:number-columns-repeated="3"/>
        </table:table-row>
        <table:table-row table:style-name="ro3" table:number-rows-repeated="4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FILENAME :</text:p>
          </table:table-cell>
          <table:table-cell table:style-name="ce11" office:value-type="string" calcext:value-type="string">
            <text:p>zh_2014_a.las</text:p>
          </table:table-cell>
          <table:table-cell table:style-name="ce18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12" office:value-type="string" calcext:value-type="string">
            <text:p>File Creation Day/Year: <text:s text:c="4"/></text:p>
          </table:table-cell>
          <table:table-cell table:style-name="ce26" office:value-type="float" office:value="2014" calcext:value-type="float">
            <text:p>2014</text:p>
          </table:table-cell>
          <table:table-cell table:style-name="ce18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Min X, Y, Z: </text:p>
          </table:table-cell>
          <table:table-cell table:style-name="ce12" office:value-type="float" office:value="2685000" calcext:value-type="float">
            <text:p>2685000</text:p>
          </table:table-cell>
          <table:table-cell table:style-name="ce17" office:value-type="float" office:value="1247500" calcext:value-type="float">
            <text:p>1'247'500</text:p>
          </table:table-cell>
          <table:table-cell table:style-name="ce17" office:value-type="float" office:value="404.05" calcext:value-type="float">
            <text:p>404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Max X, Y, Z:</text:p>
          </table:table-cell>
          <table:table-cell table:style-name="ce12" office:value-type="float" office:value="2685499.99" calcext:value-type="float">
            <text:p>2685499.99</text:p>
          </table:table-cell>
          <table:table-cell table:style-name="ce17" office:value-type="float" office:value="1247999.99" calcext:value-type="float">
            <text:p>1'248'000</text:p>
          </table:table-cell>
          <table:table-cell table:style-name="ce17" office:value-type="float" office:value="709.4" calcext:value-type="float">
            <text:p>709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DELTA X,Y,Z</text:p>
          </table:table-cell>
          <table:table-cell table:style-name="ce17" table:formula="of:=+[.B61]-[.B60]" office:value-type="float" office:value="499.990000000224" calcext:value-type="float">
            <text:p>500</text:p>
          </table:table-cell>
          <table:table-cell table:style-name="ce17" table:formula="of:=+[.C61]-[.C60]" office:value-type="float" office:value="499.989999999991" calcext:value-type="float">
            <text:p>500</text:p>
          </table:table-cell>
          <table:table-cell table:style-name="ce17" table:formula="of:=+[.D61]-[.D60]" office:value-type="float" office:value="305.35" calcext:value-type="float">
            <text:p>305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7" table:number-columns-repeated="3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Number of Point Records:</text:p>
          </table:table-cell>
          <table:table-cell table:style-name="ce12" office:value-type="float" office:value="11686757" calcext:value-type="float">
            <text:p>11686757</text:p>
          </table:table-cell>
          <table:table-cell table:style-name="ce17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Number of M2:</text:p>
          </table:table-cell>
          <table:table-cell table:style-name="ce17" table:formula="of:=+[.B62]*[.C62]" office:value-type="float" office:value="249990.000100107" calcext:value-type="float">
            <text:p>249'990</text:p>
          </table:table-cell>
          <table:table-cell table:style-name="ce17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Number of POINTS / M2:</text:p>
          </table:table-cell>
          <table:table-cell table:style-name="ce27" table:formula="of:=+[.B64]/[.B65]" office:value-type="float" office:value="46.7488979371979" calcext:value-type="float">
            <text:p>47</text:p>
          </table:table-cell>
          <table:table-cell table:style-name="ce17" table:number-columns-repeated="2"/>
          <table:table-cell/>
          <table:table-cell table:style-name="Default"/>
          <table: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FILENAME :</text:p>
          </table:table-cell>
          <table:table-cell table:style-name="ce11" office:value-type="string" calcext:value-type="string">
            <text:p>zh_2014_b.las</text:p>
          </table:table-cell>
          <table:table-cell table:style-name="ce18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12" office:value-type="string" calcext:value-type="string">
            <text:p>File Creation Day/Year: <text:s text:c="4"/></text:p>
          </table:table-cell>
          <table:table-cell table:style-name="ce26" office:value-type="float" office:value="2014" calcext:value-type="float">
            <text:p>2014</text:p>
          </table:table-cell>
          <table:table-cell table:style-name="ce18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Min X, Y, Z: </text:p>
          </table:table-cell>
          <table:table-cell table:style-name="ce12" office:value-type="float" office:value="2685000" calcext:value-type="float">
            <text:p>2685000</text:p>
          </table:table-cell>
          <table:table-cell table:style-name="ce17" office:value-type="float" office:value="1247500" calcext:value-type="float">
            <text:p>1'247'500</text:p>
          </table:table-cell>
          <table:table-cell table:style-name="ce17" office:value-type="float" office:value="404.05" calcext:value-type="float">
            <text:p>404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Max X, Y, Z:</text:p>
          </table:table-cell>
          <table:table-cell table:style-name="ce12" office:value-type="float" office:value="2685499.99" calcext:value-type="float">
            <text:p>2685499.99</text:p>
          </table:table-cell>
          <table:table-cell table:style-name="ce17" office:value-type="float" office:value="1247999.99" calcext:value-type="float">
            <text:p>1'248'000</text:p>
          </table:table-cell>
          <table:table-cell table:style-name="ce17" office:value-type="float" office:value="709.4" calcext:value-type="float">
            <text:p>709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DELTA X,Y,Z</text:p>
          </table:table-cell>
          <table:table-cell table:style-name="ce17" table:formula="of:=+[.B73]-[.B72]" office:value-type="float" office:value="499.990000000224" calcext:value-type="float">
            <text:p>500</text:p>
          </table:table-cell>
          <table:table-cell table:style-name="ce17" table:formula="of:=+[.C73]-[.C72]" office:value-type="float" office:value="499.989999999991" calcext:value-type="float">
            <text:p>500</text:p>
          </table:table-cell>
          <table:table-cell table:style-name="ce17" table:formula="of:=+[.D73]-[.D72]" office:value-type="float" office:value="305.35" calcext:value-type="float">
            <text:p>305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7" table:number-columns-repeated="3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Number of Point Records:</text:p>
          </table:table-cell>
          <table:table-cell table:style-name="ce12" office:value-type="float" office:value="13569614" calcext:value-type="float">
            <text:p>13569614</text:p>
          </table:table-cell>
          <table:table-cell table:style-name="ce17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Number of M2:</text:p>
          </table:table-cell>
          <table:table-cell table:style-name="ce17" table:formula="of:=+[.B74]*[.C74]" office:value-type="float" office:value="249990.000100107" calcext:value-type="float">
            <text:p>249'990</text:p>
          </table:table-cell>
          <table:table-cell table:style-name="ce17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Number of POINTS / M2:</text:p>
          </table:table-cell>
          <table:table-cell table:style-name="ce27" table:formula="of:=+[.B76]/[.B77]" office:value-type="float" office:value="54.2806272033526" calcext:value-type="float">
            <text:p>54</text:p>
          </table:table-cell>
          <table:table-cell table:style-name="ce17" table:number-columns-repeated="2"/>
          <table:table-cell/>
          <table:table-cell table:style-name="Default"/>
          <table: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FILENAME :</text:p>
          </table:table-cell>
          <table:table-cell table:style-name="ce11" office:value-type="string" calcext:value-type="string">
            <text:p>so_2014_a.las</text:p>
          </table:table-cell>
          <table:table-cell table:style-name="ce18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12" office:value-type="string" calcext:value-type="string">
            <text:p>File Creation Day/Year: <text:s text:c="4"/></text:p>
          </table:table-cell>
          <table:table-cell table:style-name="ce26" office:value-type="string" calcext:value-type="string">
            <text:p>146/2016</text:p>
          </table:table-cell>
          <table:table-cell table:style-name="ce18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Min X, Y, Z: </text:p>
          </table:table-cell>
          <table:table-cell table:style-name="ce17" office:value-type="float" office:value="602095" calcext:value-type="float">
            <text:p>602'095</text:p>
          </table:table-cell>
          <table:table-cell table:style-name="ce17" office:value-type="float" office:value="234150" calcext:value-type="float">
            <text:p>234'150</text:p>
          </table:table-cell>
          <table:table-cell table:style-name="ce17" office:value-type="float" office:value="733.12" calcext:value-type="float">
            <text:p>733</text:p>
          </table:table-cell>
          <table:table-cell table:style-name="ce17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Max X, Y, Z:</text:p>
          </table:table-cell>
          <table:table-cell table:style-name="ce17" office:value-type="float" office:value="602615" calcext:value-type="float">
            <text:p>602'615</text:p>
          </table:table-cell>
          <table:table-cell table:style-name="ce17" office:value-type="float" office:value="234475" calcext:value-type="float">
            <text:p>234'475</text:p>
          </table:table-cell>
          <table:table-cell table:style-name="ce17" office:value-type="float" office:value="2076.61" calcext:value-type="float">
            <text:p>2'077</text:p>
          </table:table-cell>
          <table:table-cell table:style-name="ce17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DELTA X,Y,Z</text:p>
          </table:table-cell>
          <table:table-cell table:style-name="ce17" table:formula="of:=+[.B85]-[.B84]" office:value-type="float" office:value="520" calcext:value-type="float">
            <text:p>520</text:p>
          </table:table-cell>
          <table:table-cell table:style-name="ce17" table:formula="of:=+[.C85]-[.C84]" office:value-type="float" office:value="325" calcext:value-type="float">
            <text:p>325</text:p>
          </table:table-cell>
          <table:table-cell table:style-name="ce17" table:formula="of:=+[.D85]-[.D84]" office:value-type="float" office:value="1343.49" calcext:value-type="float">
            <text:p>1'343</text:p>
          </table:table-cell>
          <table:table-cell table:style-name="ce17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7" table:number-columns-repeated="4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Number of Point Records:</text:p>
          </table:table-cell>
          <table:table-cell table:style-name="ce17" office:value-type="float" office:value="2860844" calcext:value-type="float">
            <text:p>2'860'844</text:p>
          </table:table-cell>
          <table:table-cell table:style-name="ce17"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Number of M2:</text:p>
          </table:table-cell>
          <table:table-cell table:style-name="ce17" table:formula="of:=+[.B86]*[.C86]" office:value-type="float" office:value="169000" calcext:value-type="float">
            <text:p>169'000</text:p>
          </table:table-cell>
          <table:table-cell table:style-name="ce17"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Number of POINTS / M2:</text:p>
          </table:table-cell>
          <table:table-cell table:style-name="ce17" table:formula="of:=+[.B88]/[.B89]" office:value-type="float" office:value="16.9280710059172" calcext:value-type="float">
            <text:p>17</text:p>
          </table:table-cell>
          <table:table-cell table:style-name="ce17" table:number-columns-repeated="3"/>
          <table:table-cell table:style-name="Default"/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855.3pt" svg:height="683.69pt" svg:x="542.15pt" svg:y="28.6pt">
            <draw:object draw:notify-on-update-of-ranges="Sheet2.A17:Sheet2.A17 Sheet2.A18:Sheet2.A32 Sheet2.B17:Sheet2.B17 Sheet2.B18:Sheet2.B32 Sheet2.C17:Sheet2.C17 Sheet2.C18:Sheet2.C32 Sheet2.D17:Sheet2.D17 Sheet2.D18:Sheet2.D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37"/>
        <table:table-column table:style-name="co3" table:default-cell-style-name="ce18"/>
        <table:table-column table:style-name="co3" table:number-columns-repeated="2" table:default-cell-style-name="Default"/>
        <table:table-row table:style-name="ro1">
          <table:table-cell table:style-name="ce41" office:value-type="string" calcext:value-type="string">
            <text:p>Forest located ~10 km North of Geneva city, February 2017 (leaf-off conditions) with the Riegl LMS-Q1560 sensor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1. Non classifié</text:p>
          </table:table-cell>
          <table:table-cell table:style-name="Default" office:value-type="float" office:value="34994" calcext:value-type="float">
            <text:p>349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. Sol</text:p>
          </table:table-cell>
          <table:table-cell office:value-type="float" office:value="3424456" calcext:value-type="float">
            <text:p>3'424'4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. Végétation basse (&lt;1m)</text:p>
          </table:table-cell>
          <table:table-cell office:value-type="float" office:value="1201339" calcext:value-type="float">
            <text:p>1'201'339</text:p>
          </table:table-cell>
          <table:table-cell table:number-columns-repeated="2"/>
        </table:table-row>
        <table:table-row table:style-name="ro3">
          <table:table-cell table:style-name="ce38" office:value-type="string" calcext:value-type="string">
            <text:p>PAS DE POINTS EN CLASSE 4 DANS LIDAR genev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5. Végétation (&gt;1m)</text:p>
          </table:table-cell>
          <table:table-cell office:value-type="float" office:value="10423869" calcext:value-type="float">
            <text:p>10'423'869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6. Bâtiments et couverts</text:p>
          </table:table-cell>
          <table:table-cell office:value-type="float" office:value="4487" calcext:value-type="float">
            <text:p>4'48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7.Low Point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9. Eau</text:p>
          </table:table-cell>
          <table:table-cell office:value-type="float" office:value="6497" calcext:value-type="float">
            <text:p>6'49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3. ponts et passerelles</text:p>
          </table:table-cell>
          <table:table-cell office:value-type="float" office:value="11084" calcext:value-type="float">
            <text:p>11'08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5. Terrain (additional points)</text:p>
          </table:table-cell>
          <table:table-cell office:value-type="float" office:value="785123" calcext:value-type="float">
            <text:p>785'1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6. Outliers and incorrect measurements (High noise)</text:p>
          </table:table-cell>
          <table:table-cell office:value-type="float" office:value="6214609" calcext:value-type="float">
            <text:p>6'214'609</text:p>
          </table:table-cell>
          <table:table-cell table:number-columns-repeated="2"/>
        </table:table-row>
        <table:table-row table:style-name="ro3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1" office:value-type="string" calcext:value-type="string">
            <text:p>LIDAR 2012 LAUSANNE zone POC 1243-14-d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/>
          <table:table-cell table:style-name="ce82" office:value-type="string" calcext:value-type="string">
            <text:p>2012_LAUS</text:p>
          </table:table-cell>
          <table:table-cell table:style-name="ce82" office:value-type="string" calcext:value-type="string">
            <text:p>2015_VAUD</text:p>
          </table:table-cell>
          <table:table-cell table:style-name="ce82" office:value-type="string" calcext:value-type="string">
            <text:p>2017_GEN</text:p>
          </table:table-cell>
        </table:table-row>
        <table:table-row table:style-name="ro3">
          <table:table-cell office:value-type="string" calcext:value-type="string">
            <text:p>1. Non classifié</text:p>
          </table:table-cell>
          <table:table-cell office:value-type="float" office:value="0" calcext:value-type="float">
            <text:p>0</text:p>
          </table:table-cell>
          <table:table-cell table:style-name="ce18" table:formula="of:=+[.B36]" office:value-type="float" office:value="548558" calcext:value-type="float">
            <text:p>548'558</text:p>
          </table:table-cell>
          <table:table-cell table:style-name="ce18" table:formula="of:=+[.B3]" office:value-type="float" office:value="34994" calcext:value-type="float">
            <text:p>34'994</text:p>
          </table:table-cell>
        </table:table-row>
        <table:table-row table:style-name="ro3">
          <table:table-cell office:value-type="string" calcext:value-type="string">
            <text:p>2. Sol (imperméable)</text:p>
          </table:table-cell>
          <table:table-cell office:value-type="float" office:value="6968020" calcext:value-type="float">
            <text:p>6'968'020</text:p>
          </table:table-cell>
          <table:table-cell table:style-name="ce18" table:formula="of:=+[.B37]" office:value-type="float" office:value="7784105" calcext:value-type="float">
            <text:p>7'784'105</text:p>
          </table:table-cell>
          <table:table-cell table:style-name="ce18" table:formula="of:=+[.B4]" office:value-type="float" office:value="3424456" calcext:value-type="float">
            <text:p>3'424'456</text:p>
          </table:table-cell>
        </table:table-row>
        <table:table-row table:style-name="ro3">
          <table:table-cell office:value-type="string" calcext:value-type="string">
            <text:p>3. Sol (perméable)</text:p>
          </table:table-cell>
          <table:table-cell office:value-type="float" office:value="7706923" calcext:value-type="float">
            <text:p>7'706'923</text:p>
          </table:table-cell>
          <table:table-cell table:style-name="ce18" table:number-columns-repeated="2"/>
        </table:table-row>
        <table:table-row table:style-name="ro3">
          <table:table-cell office:value-type="string" calcext:value-type="string">
            <text:p>4. Végétation basse (&lt;1m)</text:p>
          </table:table-cell>
          <table:table-cell office:value-type="float" office:value="487229" calcext:value-type="float">
            <text:p>487'229</text:p>
          </table:table-cell>
          <table:table-cell table:style-name="ce18" table:formula="of:=+[.B38]" office:value-type="float" office:value="243738" calcext:value-type="float">
            <text:p>243'738</text:p>
          </table:table-cell>
          <table:table-cell table:style-name="ce18" table:formula="of:=+[.B5]" office:value-type="float" office:value="1201339" calcext:value-type="float">
            <text:p>1'201'339</text:p>
          </table:table-cell>
        </table:table-row>
        <table:table-row table:style-name="ro3">
          <table:table-cell office:value-type="string" calcext:value-type="string">
            <text:p>5. Végétation (&gt;1m)</text:p>
          </table:table-cell>
          <table:table-cell office:value-type="float" office:value="4543075" calcext:value-type="float">
            <text:p>4'543'075</text:p>
          </table:table-cell>
          <table:table-cell table:style-name="ce18" table:formula="of:=+[.B40]" office:value-type="float" office:value="5192859" calcext:value-type="float">
            <text:p>5'192'859</text:p>
          </table:table-cell>
          <table:table-cell table:style-name="ce18" table:formula="of:=+[.B7]" office:value-type="float" office:value="10423869" calcext:value-type="float">
            <text:p>10'423'869</text:p>
          </table:table-cell>
        </table:table-row>
        <table:table-row table:style-name="ro3">
          <table:table-cell table:style-name="ce35" office:value-type="string" calcext:value-type="string">
            <text:p>6. Bâtiments et couverts</text:p>
          </table:table-cell>
          <table:table-cell office:value-type="float" office:value="11012433" calcext:value-type="float">
            <text:p>11'012'433</text:p>
          </table:table-cell>
          <table:table-cell table:style-name="ce18" table:formula="of:=+[.B41]" office:value-type="float" office:value="4781464" calcext:value-type="float">
            <text:p>4'781'464</text:p>
          </table:table-cell>
          <table:table-cell table:style-name="ce18" table:formula="of:=+[.B8]" office:value-type="float" office:value="4487" calcext:value-type="float">
            <text:p>4'487</text:p>
          </table:table-cell>
        </table:table-row>
        <table:table-row table:style-name="ro3">
          <table:table-cell office:value-type="string" calcext:value-type="string">
            <text:p>7. Low Point</text:p>
          </table:table-cell>
          <table:table-cell office:value-type="float" office:value="2417697" calcext:value-type="float">
            <text:p>2'417'697</text:p>
          </table:table-cell>
          <table:table-cell table:style-name="ce18"/>
          <table:table-cell table:style-name="ce18" table:formula="of:=+[.B9]" office:value-type="float" office:value="170" calcext:value-type="float">
            <text:p>170</text:p>
          </table:table-cell>
        </table:table-row>
        <table:table-row table:style-name="ro3">
          <table:table-cell office:value-type="string" calcext:value-type="string">
            <text:p>9. Eau</text:p>
          </table:table-cell>
          <table:table-cell office:value-type="float" office:value="8978" calcext:value-type="float">
            <text:p>8'978</text:p>
          </table:table-cell>
          <table:table-cell table:style-name="ce18" table:formula="of:=+[.B42]" office:value-type="float" office:value="72" calcext:value-type="float">
            <text:p>72</text:p>
          </table:table-cell>
          <table:table-cell table:style-name="ce18" table:formula="of:=+[.B10]" office:value-type="float" office:value="6497" calcext:value-type="float">
            <text:p>6'497</text:p>
          </table:table-cell>
        </table:table-row>
        <table:table-row table:style-name="ro3">
          <table:table-cell office:value-type="string" calcext:value-type="string">
            <text:p>10. ponts et passerelles</text:p>
          </table:table-cell>
          <table:table-cell office:value-type="float" office:value="15048" calcext:value-type="float">
            <text:p>15'048</text:p>
          </table:table-cell>
          <table:table-cell table:style-name="ce18" table:formula="of:=+[.B43]" office:value-type="float" office:value="291" calcext:value-type="float">
            <text:p>291</text:p>
          </table:table-cell>
          <table:table-cell table:style-name="ce18" table:formula="of:=+[.B11]" office:value-type="float" office:value="11084" calcext:value-type="float">
            <text:p>11'084</text:p>
          </table:table-cell>
        </table:table-row>
        <table:table-row table:style-name="ro3">
          <table:table-cell office:value-type="string" calcext:value-type="string">
            <text:p>11. Mobilier urbain</text:p>
          </table:table-cell>
          <table:table-cell office:value-type="float" office:value="32522" calcext:value-type="float">
            <text:p>32'522</text:p>
          </table:table-cell>
          <table:table-cell table:style-name="ce18" table:number-columns-repeated="2"/>
        </table:table-row>
        <table:table-row table:style-name="ro3">
          <table:table-cell office:value-type="string" calcext:value-type="string">
            <text:p>12. overlap (bord des bandes)</text:p>
          </table:table-cell>
          <table:table-cell office:value-type="float" office:value="7767173" calcext:value-type="float">
            <text:p>7'767'173</text:p>
          </table:table-cell>
          <table:table-cell table:style-name="ce18"/>
          <table:table-cell table:style-name="ce18" table:formula="of:=+[.B12]" office:value-type="float" office:value="785123" calcext:value-type="float">
            <text:p>785'123</text:p>
          </table:table-cell>
        </table:table-row>
        <table:table-row table:style-name="ro3">
          <table:table-cell office:value-type="string" calcext:value-type="string">
            <text:p>13. vehicules - objets temporaires</text:p>
          </table:table-cell>
          <table:table-cell office:value-type="float" office:value="453670" calcext:value-type="float">
            <text:p>453'670</text:p>
          </table:table-cell>
          <table:table-cell table:style-name="ce18" table:number-columns-repeated="2"/>
        </table:table-row>
        <table:table-row table:style-name="ro3">
          <table:table-cell office:value-type="string" calcext:value-type="string">
            <text:p>14. grues</text:p>
          </table:table-cell>
          <table:table-cell office:value-type="float" office:value="2196" calcext:value-type="float">
            <text:p>2'196</text:p>
          </table:table-cell>
          <table:table-cell table:style-name="ce18" table:number-columns-repeated="2"/>
        </table:table-row>
        <table:table-row table:style-name="ro3">
          <table:table-cell office:value-type="string" calcext:value-type="string">
            <text:p>15. lignes aeriennes, mats, antennes</text:p>
          </table:table-cell>
          <table:table-cell office:value-type="float" office:value="16492" calcext:value-type="float">
            <text:p>16'492</text:p>
          </table:table-cell>
          <table:table-cell table:style-name="ce18" table:number-columns-repeated="2"/>
        </table:table-row>
        <table:table-row table:style-name="ro3">
          <table:table-cell office:value-type="string" calcext:value-type="string">
            <text:p>16. Noise - bruit</text:p>
          </table:table-cell>
          <table:table-cell office:value-type="float" office:value="1930692" calcext:value-type="float">
            <text:p>1'930'692</text:p>
          </table:table-cell>
          <table:table-cell table:style-name="ce18"/>
          <table:table-cell table:style-name="ce18" table:formula="of:=+[.B13]" office:value-type="float" office:value="6214609" calcext:value-type="float">
            <text:p>6'214'609</text:p>
          </table:table-cell>
        </table:table-row>
        <table:table-row table:style-name="ro3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>
            <text:p>LIDAR 2015 VAUD/CONFED zone POC 1243-14-d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35" office:value-type="string" calcext:value-type="string">
            <text:p>1. Non classifié (objets temporaires, lignes aériennes, mâts, véhicules, etc)</text:p>
          </table:table-cell>
          <table:table-cell office:value-type="float" office:value="548558" calcext:value-type="float">
            <text:p>548'558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2. Sol</text:p>
          </table:table-cell>
          <table:table-cell office:value-type="float" office:value="7784105" calcext:value-type="float">
            <text:p>7'784'105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3. Végétation basse (&lt;1m)</text:p>
          </table:table-cell>
          <table:table-cell office:value-type="float" office:value="243738" calcext:value-type="float">
            <text:p>243'738</text:p>
          </table:table-cell>
          <table:table-cell table:number-columns-repeated="2"/>
        </table:table-row>
        <table:table-row table:style-name="ro3">
          <table:table-cell table:style-name="ce38" office:value-type="string" calcext:value-type="string">
            <text:p><text:span text:style-name="T4">PAS DE POINTS EN CLASSE 4 DANS LIDAR </text:span>VAUD 2015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5. Végétation (&gt;1m)</text:p>
          </table:table-cell>
          <table:table-cell office:value-type="float" office:value="5192859" calcext:value-type="float">
            <text:p>5'192'859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6. Bâtiments et couverts</text:p>
          </table:table-cell>
          <table:table-cell office:value-type="float" office:value="4781464" calcext:value-type="float">
            <text:p>4'781'464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9. Eau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13. Ponts, passerelles, viaducs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1:23:45.024709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6:22:48.182827788</meta:creation-date>
    <dc:date>2020-06-17T11:46:56.926471390</dc:date>
    <meta:editing-duration>PT17H38M49S</meta:editing-duration>
    <meta:editing-cycles>7</meta:editing-cycles>
    <meta:generator>LibreOffice/6.0.7.3$Linux_X86_64 LibreOffice_project/00m0$Build-3</meta:generator>
    <meta:document-statistic meta:table-count="2" meta:cell-count="3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3" number:language="fr" number:country="CH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3">
      <style:chart-properties chart:link-data-style-to-source="true"/>
      <style:graphic-properties draw:stroke="none" draw:fill-color="#ed1c24" dr3d:edge-rounding="5%"/>
      <style:text-properties fo:font-size="10pt" style:font-size-asian="10pt" style:font-size-complex="10pt"/>
    </style:style>
    <style:style style:name="ch9" style:family="chart" style:data-style-name="N10003">
      <style:chart-properties chart:link-data-style-to-source="true"/>
      <style:graphic-properties draw:stroke="none" draw:fill-color="#72bf44" dr3d:edge-rounding="5%"/>
      <style:text-properties fo:font-size="10pt" style:font-size-asian="10pt" style:font-size-complex="10pt"/>
    </style:style>
    <style:style style:name="ch10" style:family="chart" style:data-style-name="N10003">
      <style:chart-properties chart:link-data-style-to-source="true"/>
      <style:graphic-properties draw:stroke="none" draw:fill-color="#fff2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174cm" svg:height="24.12cm" xlink:href=".." xlink:type="simple" chart:class="chart:bar" chart:style-name="ch1">
        <chart:title svg:x="11.948cm" svg:y="0.618cm" chart:style-name="ch2">
          <text:p>Lidar Classification differences</text:p>
        </chart:title>
        <chart:legend chart:legend-position="end" svg:x="27.54cm" svg:y="11.263cm" style:legend-expansion="high" chart:style-name="ch3"/>
        <chart:plot-area chart:style-name="ch4" table:cell-range-address="Sheet2.A17:Sheet2.D32" chart:data-source-has-labels="both" svg:x="0.603cm" svg:y="1.879cm" svg:width="26.334cm" svg:height="21.759cm">
          <chartooo:coordinate-region svg:x="2.442cm" svg:y="1.879cm" svg:width="24.495cm" svg:height="17.025cm"/>
          <chart:axis chart:dimension="x" chart:name="primary-x" chart:style-name="ch5" chartooo:axis-type="auto">
            <chartooo:date-scale/>
            <chart:categories table:cell-range-address="Sheet2.A18:Sheet2.A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8:Sheet2.B32" chart:label-cell-address="Sheet2.B17:Sheet2.B17" chart:class="chart:bar">
            <chart:data-point chart:repeated="15"/>
          </chart:series>
          <chart:series chart:style-name="ch9" chart:values-cell-range-address="Sheet2.C18:Sheet2.C32" chart:label-cell-address="Sheet2.C17:Sheet2.C17" chart:class="chart:bar">
            <chart:data-point chart:repeated="15"/>
          </chart:series>
          <chart:series chart:style-name="ch10" chart:values-cell-range-address="Sheet2.D18:Sheet2.D32" chart:label-cell-address="Sheet2.D17:Sheet2.D17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2_LAUS</text:p>
                <draw:g>
                  <svg:desc>Sheet2.B17:Sheet2.B17</svg:desc>
                </draw:g>
              </table:table-cell>
              <table:table-cell office:value-type="string">
                <text:p>2015_VAUD</text:p>
                <draw:g>
                  <svg:desc>Sheet2.C17:Sheet2.C17</svg:desc>
                </draw:g>
              </table:table-cell>
              <table:table-cell office:value-type="string">
                <text:p>2017_GEN</text:p>
                <draw:g>
                  <svg:desc>Sheet2.D17:Sheet2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 Non classifié</text:p>
                <draw:g>
                  <svg:desc>Sheet2.A18:Sheet2.A32</svg:desc>
                </draw:g>
              </table:table-cell>
              <table:table-cell office:value-type="float" office:value="0">
                <text:p>0</text:p>
                <draw:g>
                  <svg:desc>Sheet2.B18:Sheet2.B32</svg:desc>
                </draw:g>
              </table:table-cell>
              <table:table-cell office:value-type="float" office:value="548558">
                <text:p>548558</text:p>
                <draw:g>
                  <svg:desc>Sheet2.C18:Sheet2.C32</svg:desc>
                </draw:g>
              </table:table-cell>
              <table:table-cell office:value-type="float" office:value="34994">
                <text:p>34994</text:p>
                <draw:g>
                  <svg:desc>Sheet2.D18:Sheet2.D32</svg:desc>
                </draw:g>
              </table:table-cell>
            </table:table-row>
            <table:table-row>
              <table:table-cell office:value-type="string">
                <text:p>2. Sol (imperméable)</text:p>
              </table:table-cell>
              <table:table-cell office:value-type="float" office:value="6968020">
                <text:p>6968020</text:p>
              </table:table-cell>
              <table:table-cell office:value-type="float" office:value="7784105">
                <text:p>7784105</text:p>
              </table:table-cell>
              <table:table-cell office:value-type="float" office:value="3424456">
                <text:p>3424456</text:p>
              </table:table-cell>
            </table:table-row>
            <table:table-row>
              <table:table-cell office:value-type="string">
                <text:p>3. Sol (perméable)</text:p>
              </table:table-cell>
              <table:table-cell office:value-type="float" office:value="7706923">
                <text:p>770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 Végétation basse (&lt;1m)</text:p>
              </table:table-cell>
              <table:table-cell office:value-type="float" office:value="487229">
                <text:p>487229</text:p>
              </table:table-cell>
              <table:table-cell office:value-type="float" office:value="243738">
                <text:p>243738</text:p>
              </table:table-cell>
              <table:table-cell office:value-type="float" office:value="1201339">
                <text:p>1201339</text:p>
              </table:table-cell>
            </table:table-row>
            <table:table-row>
              <table:table-cell office:value-type="string">
                <text:p>5. Végétation (&gt;1m)</text:p>
              </table:table-cell>
              <table:table-cell office:value-type="float" office:value="4543075">
                <text:p>4543075</text:p>
              </table:table-cell>
              <table:table-cell office:value-type="float" office:value="5192859">
                <text:p>5192859</text:p>
              </table:table-cell>
              <table:table-cell office:value-type="float" office:value="10423869">
                <text:p>10423869</text:p>
              </table:table-cell>
            </table:table-row>
            <table:table-row>
              <table:table-cell office:value-type="string">
                <text:p>6. Bâtiments et couverts</text:p>
              </table:table-cell>
              <table:table-cell office:value-type="float" office:value="11012433">
                <text:p>11012433</text:p>
              </table:table-cell>
              <table:table-cell office:value-type="float" office:value="4781464">
                <text:p>4781464</text:p>
              </table:table-cell>
              <table:table-cell office:value-type="float" office:value="4487">
                <text:p>4487</text:p>
              </table:table-cell>
            </table:table-row>
            <table:table-row>
              <table:table-cell office:value-type="string">
                <text:p>7. Low Point</text:p>
              </table:table-cell>
              <table:table-cell office:value-type="float" office:value="2417697">
                <text:p>2417697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. Eau</text:p>
              </table:table-cell>
              <table:table-cell office:value-type="float" office:value="8978">
                <text:p>8978</text:p>
              </table:table-cell>
              <table:table-cell office:value-type="float" office:value="72">
                <text:p>72</text:p>
              </table:table-cell>
              <table:table-cell office:value-type="float" office:value="6497">
                <text:p>6497</text:p>
              </table:table-cell>
            </table:table-row>
            <table:table-row>
              <table:table-cell office:value-type="string">
                <text:p>10. ponts et passerelles</text:p>
              </table:table-cell>
              <table:table-cell office:value-type="float" office:value="15048">
                <text:p>15048</text:p>
              </table:table-cell>
              <table:table-cell office:value-type="float" office:value="291">
                <text:p>291</text:p>
              </table:table-cell>
              <table:table-cell office:value-type="float" office:value="11084">
                <text:p>11084</text:p>
              </table:table-cell>
            </table:table-row>
            <table:table-row>
              <table:table-cell office:value-type="string">
                <text:p>11. Mobilier urbain</text:p>
              </table:table-cell>
              <table:table-cell office:value-type="float" office:value="32522">
                <text:p>3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. overlap (bord des bandes)</text:p>
              </table:table-cell>
              <table:table-cell office:value-type="float" office:value="7767173">
                <text:p>7767173</text:p>
              </table:table-cell>
              <table:table-cell office:value-type="float" office:value="NaN">
                <text:p>NaN</text:p>
              </table:table-cell>
              <table:table-cell office:value-type="float" office:value="785123">
                <text:p>785123</text:p>
              </table:table-cell>
            </table:table-row>
            <table:table-row>
              <table:table-cell office:value-type="string">
                <text:p>13. vehicules - objets temporaires</text:p>
              </table:table-cell>
              <table:table-cell office:value-type="float" office:value="453670">
                <text:p>453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. grues</text:p>
              </table:table-cell>
              <table:table-cell office:value-type="float" office:value="2196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. lignes aeriennes, mats, antennes</text:p>
              </table:table-cell>
              <table:table-cell office:value-type="float" office:value="16492">
                <text:p>1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. Noise - bruit</text:p>
              </table:table-cell>
              <table:table-cell office:value-type="float" office:value="1930692">
                <text:p>1930692</text:p>
              </table:table-cell>
              <table:table-cell office:value-type="float" office:value="NaN">
                <text:p>NaN</text:p>
              </table:table-cell>
              <table:table-cell office:value-type="float" office:value="6214609">
                <text:p>6214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